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Footnote">
      <style:text-properties officeooo:rsid="04ba495b" officeooo:paragraph-rsid="04ba495b"/>
    </style:style>
    <style:style style:name="P18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147eb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716d63" style:font-style-asian="normal" style:font-style-complex="normal"/>
    </style:style>
    <style:style style:name="T9" style:family="text">
      <style:text-properties fo:font-style="normal" officeooo:rsid="0275c4da" style:font-style-asian="normal" style:font-style-complex="normal"/>
    </style:style>
    <style:style style:name="T10" style:family="text">
      <style:text-properties fo:font-style="normal" officeooo:rsid="030a7b80" style:font-style-asian="normal" style:font-style-complex="normal"/>
    </style:style>
    <style:style style:name="T11" style:family="text">
      <style:text-properties fo:font-style="normal" officeooo:rsid="030bbb30" style:font-style-asian="normal" style:font-style-complex="normal"/>
    </style:style>
    <style:style style:name="T12" style:family="text">
      <style:text-properties fo:font-style="normal" officeooo:rsid="030d9da6" style:font-style-asian="normal" style:font-style-complex="normal"/>
    </style:style>
    <style:style style:name="T13" style:family="text">
      <style:text-properties fo:font-style="normal" officeooo:rsid="030f2bdb" style:font-style-asian="normal" style:font-style-complex="normal"/>
    </style:style>
    <style:style style:name="T14" style:family="text">
      <style:text-properties fo:font-style="normal" officeooo:rsid="030fec76" style:font-style-asian="normal" style:font-style-complex="normal"/>
    </style:style>
    <style:style style:name="T15" style:family="text">
      <style:text-properties fo:font-style="normal" officeooo:rsid="0310ce17" style:font-style-asian="normal" style:font-style-complex="normal"/>
    </style:style>
    <style:style style:name="T16" style:family="text">
      <style:text-properties fo:font-style="normal" officeooo:rsid="0311ea26" style:font-style-asian="normal" style:font-style-complex="normal"/>
    </style:style>
    <style:style style:name="T17" style:family="text">
      <style:text-properties fo:font-style="normal" officeooo:rsid="03130444" style:font-style-asian="normal" style:font-style-complex="normal"/>
    </style:style>
    <style:style style:name="T18" style:family="text">
      <style:text-properties fo:font-style="normal" officeooo:rsid="0313f87b" style:font-style-asian="normal" style:font-style-complex="normal"/>
    </style:style>
    <style:style style:name="T19" style:family="text">
      <style:text-properties fo:font-style="normal" officeooo:rsid="03147ebb" style:font-style-asian="normal" style:font-style-complex="normal"/>
    </style:style>
    <style:style style:name="T20" style:family="text">
      <style:text-properties officeooo:rsid="000a14f6"/>
    </style:style>
    <style:style style:name="T21" style:family="text">
      <style:text-properties officeooo:rsid="005714b7"/>
    </style:style>
    <style:style style:name="T22" style:family="text">
      <style:text-properties officeooo:rsid="00880dbe"/>
    </style:style>
    <style:style style:name="T23" style:family="text">
      <style:text-properties officeooo:rsid="007c6d62"/>
    </style:style>
    <style:style style:name="T24" style:family="text">
      <style:text-properties officeooo:rsid="01c4f176"/>
    </style:style>
    <style:style style:name="T25" style:family="text">
      <style:text-properties officeooo:rsid="03b4652d"/>
    </style:style>
    <style:style style:name="T26" style:family="text">
      <style:text-properties officeooo:rsid="0473a949"/>
    </style:style>
    <style:style style:name="T27" style:family="text">
      <style:text-properties officeooo:rsid="0387836c"/>
    </style:style>
    <style:style style:name="T28" style:family="text">
      <style:text-properties officeooo:rsid="01dff054"/>
    </style:style>
    <style:style style:name="T29" style:family="text">
      <style:text-properties officeooo:rsid="023c6ef8"/>
    </style:style>
    <style:style style:name="T30" style:family="text">
      <style:text-properties officeooo:rsid="023d2c84"/>
    </style:style>
    <style:style style:name="T31" style:family="text">
      <style:text-properties officeooo:rsid="0273d3e5"/>
    </style:style>
    <style:style style:name="T32" style:family="text">
      <style:text-properties officeooo:rsid="02ad4da6"/>
    </style:style>
    <style:style style:name="T33" style:family="text">
      <style:text-properties officeooo:rsid="0303035b"/>
    </style:style>
    <style:style style:name="T34" style:family="text">
      <style:text-properties officeooo:rsid="03041613"/>
    </style:style>
    <style:style style:name="T35" style:family="text">
      <style:text-properties officeooo:rsid="030a7b80"/>
    </style:style>
    <style:style style:name="T36" style:family="text">
      <style:text-properties officeooo:rsid="03a5b1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3"><text:s text:c="4"/>Wolfgang <text:span text:style-name="T24">Esser-</text:span>Skala, 201<text:span text:style-name="T24">9</text:span></text:p>
      <text:p text:style-name="P13"/>
      <text:p text:style-name="P13"/>
      <text:p text:style-name="P11">© 201<text:span text:style-name="T24">9</text:span> by Wolfgang <text:span text:style-name="T24">Esser-</text:span>Skala. This edition is licensed under the Creative Commons Attribution<text:span text:style-name="T22">-NonCommercial-ShareAlike</text:span> 4.0 International License. To view a copy of this license, visit http://creativecommons.org/licenses/by<text:span text:style-name="T23">-nc-sa</text:span>/4.0/. </text:p>
      <text:p text:style-name="P10"/>
      <text:p text:style-name="P12">Music engraving by LilyPond 2.18.0 (http://www.lilypond.org).<text:span text:style-name="T21"><text:line-break/>Front matter</text:span> typeset with EB Garamond (http://www.georgduffner.at/ebgaramond).</text:p>
      <text:p text:style-name="P13"/>
      <text:p text:style-name="P9">First <text:span text:style-name="T24">version</text:span>, <text:span text:style-name="T30">December</text:span> 201<text:span text:style-name="T24">9</text:span></text:p>
      <text:p text:style-name="P15"/>
      <text:p text:style-name="P14">P R E F A C E <text:s text:c="2"/><text:span text:style-name="T1">&amp;</text:span> <text:s text:c="2"/>C R I T I C A L <text:s text:c="2"/>R E P O R T </text:p>
      <text:p text:style-name="P14"/>
      <text:p text:style-name="P1"/>
      <text:p text:style-name="P6">This edition <text:span text:style-name="T4">of the </text:span><text:span text:style-name="T2">Completorium</text:span><text:span text:style-name="T4"> </text:span>bases <text:span text:style-name="T35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<text:span text:style-name="T35">http://digital.slub-dresden.de/id416295207 </text:span>(siglum<text:span text:style-name="T26"> </text:span>Mus.2973-<text:span text:style-name="T35">E</text:span>-<text:span text:style-name="T36">2</text:span>)<text:span text:style-name="T31">.</text:span></text:p>
      <text:p text:style-name="P3"/>
      <text:p text:style-name="P2">In general, this edition closely follows the <text:span text:style-name="T27">manuscript</text:span>. Any changes <text:span text:style-name="T20">that were introduced </text:span>by the editor are indicated by italic type (dynamics and <text:span text:style-name="T5">directions</text:span>), parentheses<text:span text:style-name="T5"> (expressive marks), </text:span>dashes (slurs and ties)<text:span text:style-name="T32"> or crossed circles (grace notes). Accidentals are used according to modern conventions. Asterisks denote changes that are clarified in the detailed remarks below.</text:span></text:p>
      <text:p text:style-name="P2"/>
      <text:p text:style-name="P21"><text:span text:style-name="T3">Mv.<text:tab/></text:span><text:span text:style-name="T1">Bar<text:tab/>Staff<text:tab/>Note</text:span><text:span text:style-name="T8"><text:line-break/></text:span><text:span text:style-name="T11">1</text:span><text:span text:style-name="T8"><text:tab/></text:span><text:span text:style-name="T12">12<text:tab/>org</text:span><text:span text:style-name="T7"><text:note text:id="ftn1" text:note-class="footnote"><text:note-citation>1</text:note-citation><text:note-body><text:p text:style-name="P17">Abbreviations: <text:span text:style-name="T33">A, alto; B, basso; </text:span>Ms, manuscript;<text:span text:style-name="T29"> </text:span>org, organ; <text:span text:style-name="T28">r, rest; S, soprano; T, tenore</text:span>.</text:p></text:note-body></text:note></text:span><text:span text:style-name="T12"><text:tab/>bar in Ms: c breve</text:span><text:span text:style-name="T18"><text:line-break/><text:tab/>23<text:tab/>org<text:tab/>1st half note missing in Ms</text:span><text:span text:style-name="T12"><text:line-break/><text:tab/></text:span><text:span text:style-name="T11">25<text:tab/>org</text:span><text:span text:style-name="T8"><text:tab/></text:span><text:span text:style-name="T11">last half note in Ms: eis2</text:span><text:span text:style-name="T13"><text:line-break/><text:tab/>58<text:tab/>A<text:tab/>bar in Ms: f′ breve</text:span><text:span text:style-name="T17"><text:line-break/><text:tab/>61<text:tab/>B<text:tab/>last half note in Ms: g2</text:span><text:span text:style-name="T14"><text:line-break/><text:tab/>69<text:tab/>A<text:tab/>2nd half of bar in Ms: a′2–a′2</text:span><text:span text:style-name="T15"><text:line-break/><text:tab/>71<text:tab/>A<text:tab/>bar in Ms: d′ breve</text:span><text:span text:style-name="T16"><text:line-break/><text:tab/>75<text:tab/>T<text:tab/>bar in Ms: a breve</text:span><text:span text:style-name="T8"><text:line-break/></text:span><text:span text:style-name="T9"><text:line-break/></text:span><text:span text:style-name="T8"><text:line-break/></text:span></text:p>
      <text:p text:style-name="P4"/>
      <text:p text:style-name="P4"/>
      <text:p text:style-name="P4"/>
      <text:p text:style-name="P4"/>
      <text:p text:style-name="P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5"><text:line-break/>galuppi-completorium-BurG-A-34</text:span>). Your help will be greatly appreciated.</text:p>
      <text:p text:style-name="P8"/>
      <text:p text:style-name="P8"/>
      <text:p text:style-name="P8"><text:span text:style-name="T6">Salzburg, </text:span><text:span text:style-name="T10">January</text:span><text:span text:style-name="T6"> 20</text:span><text:span text:style-name="T10">20</text:span><text:line-break/>Wolfgang <text:span text:style-name="T25">Esser-</text:span>Skala</text:p>
      <text:p text:style-name="P18"/>
      <text:p text:style-name="P16"><text:line-break/>C O N T E N T S<text:span text:style-name="T34"><text:line-break/><text:line-break/></text:span></text:p>
      <text:p text:style-name="P19"><text:line-break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1T21:30:46.496100214</dc:date>
    <dc:creator>Wolfgang Skala</dc:creator>
    <meta:editing-duration>P8DT2H1M18S</meta:editing-duration>
    <meta:editing-cycles>735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309" meta:character-count="1993" meta:non-whitespace-character-count="1670"/>
  </office:meta>
</office:document-meta>
</file>